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3.5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1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padding="0.071cm"/>
    </style:style>
    <style:style style:name="ce2" style:family="table-cell" style:parent-style-name="Default">
      <style:table-cell-properties style:text-align-source="value-type" style:repeat-content="false"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/>
    </style:style>
    <style:style style:name="ce4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99ff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Excel_5f_BuiltIn_5f_Énfasis1" style:data-style-name="N0">
      <style:table-cell-properties style:glyph-orientation-vertical="0" fo:background-color="#00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808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padding="0.071cm"/>
      <style:text-properties fo:color="#9933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5f_BuiltIn_5f_Título_20_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order="none" fo:padding="0.071cm" style:rotation-align="non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37">
      <style:table-cell-properties style:text-align-source="value-type" style:repeat-content="false"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8">
      <style:table-cell-properties style:text-align-source="value-type" style:repeat-content="false"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emplate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4" office:value-type="string" calcext:value-type="string">
            <text:p>[onshow.titulo_plantilla]</text:p>
          </table:table-cell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/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6" office:value-type="string" calcext:value-type="string">
            <text:p>[at;block=tbs:cell;protect=no][at.etiqueta_campo] <text:s text:c="2"/>[at.etiqueta_modulo]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>
            <text:p>[onshow.declaracion_bloques_plantilla;protect=no]</text:p>
          </table:table-cell>
          <table:table-cell table:style-name="ce7" office:value-type="string" calcext:value-type="string">
            <text:p>[a;block=tbs:cell;protect=no][a.variable_campo;protect=no]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9" office:value-type="string" calcext:value-type="string">
            <text:p>Notes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* Only two types of blocks are allowed: "tbs:row" and "tbs:cell"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* Submodule merge ("a_subx" blocks) are not allowed in this type of document, but you can merge fields from related modules (not subpanels)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* Do not use a formula in a cell that may have its position changed after the merge (for example under a block). Otherwise Excel will raise an error message.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* If a formula uses a reference to a cell that has moved during the merge, then the reference will not be arraged to be the new cell reference. 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* Example : <text:s/>=SUMA( E20 : INDIRECTO(DIRECCION(FILA()-1;COLUMNA())) )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/>
          <table:table-cell table:style-name="ce11" office:value-type="string" calcext:value-type="string">
            <text:p>Change the type data in a cell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When you put a field into a cell, then by default Excel assumes the cell has a string content and will not use the format you expect for the cell.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 calcext:value-type="string">
            <text:p>But you can change the type of data in a cell using parameter « ope ». Example: « a.date_entered;ope=tbs:date » Supported types are listed below.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/>
          <table:table-cell table:style-name="ce12" office:value-type="string" calcext:value-type="string">
            <text:p>Type of data</text:p>
          </table:table-cell>
          <table:table-cell table:style-name="ce12" office:value-type="string" calcext:value-type="string">
            <text:p>Parameter ope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2"/>
          <table:table-cell office:value-type="string" calcext:value-type="string">
            <text:p>Number</text:p>
          </table:table-cell>
          <table:table-cell office:value-type="string" calcext:value-type="string">
            <text:p>tbs:num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/>
          <table:table-cell office:value-type="string" calcext:value-type="string">
            <text:p>Currency</text:p>
          </table:table-cell>
          <table:table-cell office:value-type="string" calcext:value-type="string">
            <text:p>tbs:cur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/>
          <table:table-cell office:value-type="string" calcext:value-type="string">
            <text:p>Percentage</text:p>
          </table:table-cell>
          <table:table-cell office:value-type="string" calcext:value-type="string">
            <text:p>tbs:percent</text:p>
          </table:table-cell>
          <table:table-cell table:style-name="ce14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tbs:boo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/time</text:p>
          </table:table-cell>
          <table:table-cell office:value-type="string" calcext:value-type="string">
            <text:p>tbs:dat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ime only</text:p>
          </table:table-cell>
          <table:table-cell office:value-type="string" calcext:value-type="string">
            <text:p>tbs:time</text:p>
          </table:table-cell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0P2" style:volatile="true">
      <number:fill-character> </number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4P2" style:volatile="true">
      <number:fill-character> </number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8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4" number:min-integer-digits="1" number:grouping="true"/>
    </number:number-style>
    <number:date-style style:name="N138"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5P0" style:volatile="true">
      <number:number number:decimal-places="0" number:min-integer-digits="1" number:grouping="true"/>
      <number:text>    </number:text>
    </number:number-style>
    <number:number-style style:name="N145P1" style:volatile="true">
      <number:text>-</number:text>
      <number:number number:decimal-places="0" number:min-integer-digits="1" number:grouping="true"/>
      <number:text>    </number:text>
    </number:number-style>
    <number:number-style style:name="N145P2" style:volatile="true">
      <number:text> -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 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integer-digits="1" number:grouping="true"/>
      <number:text>    </number:text>
    </number:number-style>
    <number:number-style style:name="N153P2" style:volatile="true">
      <number:text> -</number:text>
      <number:number number:decimal-places="0" number:min-integer-digits="0"/>
      <number:text>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 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ítulo_20_3" style:display-name="Excel_BuiltIn_Título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T00:00:01.695253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1" style:display-name="PageStyle_Examples p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5M22S</meta:editing-duration>
    <meta:editing-cycles>3</meta:editing-cycles>
    <meta:generator>LibreOffice/4.1.3.2$Windows_x86 LibreOffice_project/70feb7d99726f064edab4605a8ab840c50ec57a</meta:generator>
    <dc:date>2013-11-25T19:54:11.427000000</dc:date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